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71in"/>
    </style:style>
    <style:style style:name="co2" style:family="table-column">
      <style:table-column-properties fo:break-before="auto" style:column-width="0.4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fo:border="0.06pt solid #000000"/>
    </style:style>
    <style:style style:name="ce3" style:family="table-cell" style:parent-style-name="Default">
      <style:table-cell-properties fo:background-color="#666666" fo:border="0.06pt solid #000000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ackground-color="#b3b3b3" fo:border="0.06pt solid #000000"/>
    </style:style>
    <style:style style:name="ce10" style:family="table-cell" style:parent-style-name="Default">
      <style:table-cell-properties fo:background-color="#b3b3b3" fo:border="0.06pt solid #0000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calcs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>
            <text:p>Mass accounting</text:p>
          </table:table-cell>
          <table:table-cell table:style-name="ce7" office:value-type="string" table:number-columns-spanned="2" table:number-rows-spanned="1">
            <text:p>Mass</text:p>
          </table:table-cell>
          <table:covered-table-cell table:style-name="ce12"/>
          <table:table-cell table:style-name="ce13" office:value-type="string" table:number-columns-spanned="2" table:number-rows-spanned="1">
            <text:p>Xcg (from nose)</text:p>
          </table:table-cell>
          <table:covered-table-cell/>
        </table:table-row>
        <table:table-row table:style-name="ro2">
          <table:table-cell office:value-type="string">
            <text:p>1300 mAH 3S Battery</text:p>
          </table:table-cell>
          <table:table-cell office:value-type="float" office:value="111">
            <text:p>111</text:p>
          </table:table-cell>
          <table:table-cell office:value-type="string">
            <text:p>g</text:p>
          </table:table-cell>
          <table:table-cell table:style-name="ce8" office:value-type="float" office:value="0.167">
            <text:p>0.167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office:value-type="string">
            <text:p>D2826/6 22kV motor</text:p>
          </table:table-cell>
          <table:table-cell office:value-type="float" office:value="58">
            <text:p>58</text:p>
          </table:table-cell>
          <table:table-cell office:value-type="string">
            <text:p>g</text:p>
          </table:table-cell>
          <table:table-cell table:style-name="ce8" office:value-type="float" office:value="0.456">
            <text:p>0.456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office:value-type="string">
            <text:p>30A ESC</text:p>
          </table:table-cell>
          <table:table-cell office:value-type="float" office:value="25">
            <text:p>25</text:p>
          </table:table-cell>
          <table:table-cell office:value-type="string">
            <text:p>g</text:p>
          </table:table-cell>
          <table:table-cell table:style-name="ce8" office:value-type="float" office:value="0.3">
            <text:p>0.3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office:value-type="string">
            <text:p>Receiver</text:p>
          </table:table-cell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table:style-name="ce8" office:value-type="float" office:value="0.2">
            <text:p>0.2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office:value-type="string">
            <text:p>Fuse</text:p>
          </table:table-cell>
          <table:table-cell office:value-type="float" office:value="400">
            <text:p>400</text:p>
          </table:table-cell>
          <table:table-cell office:value-type="string">
            <text:p>g</text:p>
          </table:table-cell>
          <table:table-cell table:style-name="ce8" office:value-type="float" office:value="0.24">
            <text:p>0.24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office:value-type="string">
            <text:p>Wings</text:p>
          </table:table-cell>
          <table:table-cell office:value-type="float" office:value="200">
            <text:p>200</text:p>
          </table:table-cell>
          <table:table-cell office:value-type="string">
            <text:p>g</text:p>
          </table:table-cell>
          <table:table-cell table:style-name="ce8" office:value-type="float" office:value="0.337">
            <text:p>0.337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3" office:value-type="string">
            <text:p>Total mass</text:p>
          </table:table-cell>
          <table:table-cell table:style-name="ce9" table:formula="of:=SUM([.B5:.B13])" office:value-type="float" office:value="801">
            <text:p>801</text:p>
          </table:table-cell>
          <table:table-cell table:style-name="ce9" office:value-type="string">
            <text:p>g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G</text:p>
          </table:table-cell>
          <table:table-cell table:style-name="ce10" table:formula="of:=SUMPRODUCT([.B5:.B13];[.D5:.D13])/[.B14]" office:value-type="float" office:value="0.271267166042447">
            <text:p>0.271267166</text:p>
          </table:table-cell>
          <table:table-cell table:style-name="ce10"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P</text:p>
          </table:table-cell>
          <table:table-cell table:style-name="ce10" office:value-type="float" office:value="0.305">
            <text:p>0.305</text:p>
          </table:table-cell>
          <table:table-cell table:style-name="ce10"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G distance from CP (+fore)</text:p>
          </table:table-cell>
          <table:table-cell table:style-name="ce10" table:formula="of:=[.B16]-[.B15]" office:value-type="float" office:value="0.0337328339575531">
            <text:p>0.033732834</text:p>
          </table:table-cell>
          <table:table-cell table:style-name="ce10" office:value-type="string">
            <text:p>m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Stall speed</text:p>
          </table:table-cell>
          <table:table-cell table:style-name="ce11"/>
          <table:table-cell table:style-name="Default"/>
          <table:table-cell table:number-columns-repeated="2"/>
        </table:table-row>
        <table:table-row table:style-name="ro2">
          <table:table-cell table:style-name="ce4" office:value-type="string">
            <text:p>Planform area</text:p>
          </table:table-cell>
          <table:table-cell office:value-type="float" office:value="0.248">
            <text:p>0.248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OA</text:p>
          </table:table-cell>
          <table:table-cell office:value-type="float" office:value="10">
            <text:p>10</text:p>
          </table:table-cell>
          <table:table-cell office:value-type="string">
            <text:p>degree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L </text:p>
          </table:table-cell>
          <table:table-cell table:formula="of:=2*PI()*[.B23]*PI()/180" office:value-type="float" office:value="1.09662271123215">
            <text:p>1.0966227112</text:p>
          </table:table-cell>
          <table:table-cell table:number-columns-repeated="3"/>
        </table:table-row>
        <table:table-row table:style-name="ro1">
          <table:table-cell table:style-name="ce5" office:value-type="string" table:number-columns-spanned="1" table:number-rows-spanned="2">
            <text:p>Stall speed</text:p>
          </table:table-cell>
          <table:table-cell table:formula="of:=SQRT(([.B14]*9.81)/(0.5*1025*[.B22]*[.B23]))" office:value-type="float" office:value="2.48644001529213">
            <text:p>2.4864400153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covered-table-cell/>
          <table:table-cell table:formula="of:=[.B25]*3600/1000" office:value-type="float" office:value="8.95118405505168">
            <text:p>8.9511840551</text:p>
          </table:table-cell>
          <table:table-cell office:value-type="string">
            <text:p>km/h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Motor Power</text:p>
          </table:table-cell>
          <table:table-cell office:value-type="float" office:value="342">
            <text:p>342</text:p>
          </table:table-cell>
          <table:table-cell office:value-type="string">
            <text:p>W</text:p>
          </table:table-cell>
          <table:table-cell table:number-columns-repeated="2"/>
        </table:table-row>
        <table:table-row table:style-name="ro1">
          <table:table-cell table:style-name="ce6" office:value-type="string">
            <text:p>Watts/Lb</text:p>
          </table:table-cell>
          <table:table-cell table:formula="of:=[.B28]/([.B14]/1000*2.2)" office:value-type="float" office:value="194.075587334014">
            <text:p>194.075587334</text:p>
          </table:table-cell>
          <table:table-cell office:value-type="string">
            <text:p>W/lb</text:p>
          </table:table-cell>
          <table:table-cell office:value-type="string">
            <text:p>We can afford more weight</text:p>
          </table:table-cell>
          <table:table-cell/>
        </table:table-row>
        <table:table-row table:style-name="ro1">
          <table:table-cell office:value-type="string">
            <text:p>Wing Loading</text:p>
          </table:table-cell>
          <table:table-cell table:formula="of:=[.B14]/1000/[.B22]" office:value-type="float" office:value="3.22983870967742">
            <text:p>3.2298387097</text:p>
          </table:table-cell>
          <table:table-cell office:value-type="string">
            <text:p>kg/m^2</text:p>
          </table:table-cell>
          <table:table-cell office:value-type="string">
            <text:p>Lightly loaded</text:p>
          </table:table-cell>
          <table:table-cell/>
        </table:table-row>
      </table:table>
      <table:table table:name="notes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office:value-type="string">
            <text:p>Wing Loading (<text:a xlink:href="https://www.commonsenserc.com/page.php?page=wing_loading.html" xlink:type="simple">https://www.commonsenserc.com/page.php?page=wing_loading.html</text:a>)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oz/sq.ft</text:p>
          </table:table-cell>
          <table:table-cell table:formula="of:=[.A7]*0.305151727" office:value-type="float" office:value="3.05151727">
            <text:p>3.05151727</text:p>
          </table:table-cell>
          <table:table-cell office:value-type="string">
            <text:p>kg/m^2</text:p>
          </table:table-cell>
          <table:table-cell office:value-type="string">
            <text:p>Glider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oz/sq.ft</text:p>
          </table:table-cell>
          <table:table-cell table:formula="of:=[.A8]*0.305151727" office:value-type="float" office:value="4.577275905">
            <text:p>4.577275905</text:p>
          </table:table-cell>
          <table:table-cell office:value-type="string">
            <text:p>kg/m^3</text:p>
          </table:table-cell>
          <table:table-cell office:value-type="string">
            <text:p>Trainer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oz/sq.ft</text:p>
          </table:table-cell>
          <table:table-cell table:formula="of:=[.A9]*0.305151727" office:value-type="float" office:value="6.10303454">
            <text:p>6.10303454</text:p>
          </table:table-cell>
          <table:table-cell office:value-type="string">
            <text:p>kg/m^4</text:p>
          </table:table-cell>
          <table:table-cell office:value-type="string">
            <text:p>Sport 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oz/sq.ft</text:p>
          </table:table-cell>
          <table:table-cell table:formula="of:=[.A10]*0.305151727" office:value-type="float" office:value="7.628793175">
            <text:p>7.628793175</text:p>
          </table:table-cell>
          <table:table-cell office:value-type="string">
            <text:p>kg/m^5</text:p>
          </table:table-cell>
          <table:table-cell office:value-type="string">
            <text:p>Warbirds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Power rule of thumb (<text:a xlink:href="http://www.e-fliterc.com/Products/HintsAndTips.aspx?ProdID=EFLM4010A" xlink:type="simple">http://www.e-fliterc.com/Products/HintsAndTips.aspx?ProdID=EFLM4010A</text:a>)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/lb</text:p>
          </table:table-cell>
          <table:table-cell table:formula="of:=[.A13]*2.2" office:value-type="float" office:value="110">
            <text:p>110</text:p>
          </table:table-cell>
          <table:table-cell office:value-type="string">
            <text:p>W/kg</text:p>
          </table:table-cell>
          <table:table-cell office:value-type="string">
            <text:p>Minimum level of power for decent performance, good for lightly loaded slow flyer and park flyer model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W/lb</text:p>
          </table:table-cell>
          <table:table-cell table:formula="of:=[.A14]*2.2" office:value-type="float" office:value="154">
            <text:p>154</text:p>
          </table:table-cell>
          <table:table-cell office:value-type="string">
            <text:p>W/kg</text:p>
          </table:table-cell>
          <table:table-cell office:value-type="string">
            <text:p>Trainer and slow flying scale models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W/lb</text:p>
          </table:table-cell>
          <table:table-cell table:formula="of:=[.A15]*2.2" office:value-type="float" office:value="198">
            <text:p>198</text:p>
          </table:table-cell>
          <table:table-cell office:value-type="string">
            <text:p>W/kg</text:p>
          </table:table-cell>
          <table:table-cell office:value-type="string">
            <text:p><text:s/>Sport aerobatic and fast flying scale models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W/lb</text:p>
          </table:table-cell>
          <table:table-cell table:formula="of:=[.A16]*2.2" office:value-type="float" office:value="242">
            <text:p>242</text:p>
          </table:table-cell>
          <table:table-cell office:value-type="string">
            <text:p>W/kg</text:p>
          </table:table-cell>
          <table:table-cell office:value-type="string">
            <text:p>Advanced aerobatic and high-speed models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W/lb</text:p>
          </table:table-cell>
          <table:table-cell table:formula="of:=[.A17]*2.2" office:value-type="float" office:value="286">
            <text:p>286</text:p>
          </table:table-cell>
          <table:table-cell office:value-type="string">
            <text:p>W/kg</text:p>
          </table:table-cell>
          <table:table-cell office:value-type="string">
            <text:p>Lightly loaded 3D models and ducted fans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W/lb</text:p>
          </table:table-cell>
          <table:table-cell table:formula="of:=[.A18]*2.2" office:value-type="float" office:value="330">
            <text:p>330</text:p>
          </table:table-cell>
          <table:table-cell office:value-type="string">
            <text:p>W/kg</text:p>
          </table:table-cell>
          <table:table-cell office:value-type="string">
            <text:p><text:s/>Unlimited performance 3D and aerobatic mode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 style:data-style-name="N2" text:time-value="0000-00-00T14:02:52.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21:39:18.41</meta:creation-date>
    <dc:date>2014-07-06T14:14:14.74</dc:date>
    <meta:editing-duration>PT20H28M35S</meta:editing-duration>
    <meta:editing-cycles>17</meta:editing-cycles>
    <meta:generator>LibreOffice/4.0.3.3$Windows_x86 LibreOffice_project/0eaa50a932c8f2199a615e1eb30f7ac74279539</meta:generator>
    <meta:document-statistic meta:table-count="2" meta:cell-count="137" meta:object-count="0"/>
  </office:meta>
</office:document-meta>
</file>